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W. Schnee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0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Balto June 20th '93/</text:p>
      <text:p text:style-name="P2">Rev. Dr. S. Morais. [?]/</text:p>
      <text:p text:style-name="P2"><text:tab/>Respected and dear friend and colleague./</text:p>
      <text:p text:style-name="P2"/>
      <text:p text:style-name="P2">With profound thanks to the Healer of all flesh, have/ I read in the late number of the Jewish Exponent the/ happy tidings of your recovery. <text:s/>I trust and pray that/ you may speedily and permanently be restored to your/ wonted good health and I wish you in all sincerity/ and love a [Hebrew]/ with kindest regards/ sincerely and fraternally yours/ H. W Schneeberg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15:09.18</meta:creation-date>
    <dc:date>2011-12-14T12:19:11.93</dc:date>
    <dc:creator>Penn Libraries</dc:creator>
    <meta:editing-duration>PT00H04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44" meta:character-count="1714"/>
  </office:meta>
</office:document-meta>
</file>